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3c5b00" officeooo:paragraph-rsid="0039c144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39c144"/>
    </style:style>
    <style:style style:name="P4" style:family="paragraph" style:parent-style-name="Standard">
      <style:paragraph-properties fo:text-align="start" style:justify-single-word="false"/>
      <style:text-properties officeooo:paragraph-rsid="00341927"/>
    </style:style>
    <style:style style:name="P5" style:family="paragraph" style:parent-style-name="Standard">
      <style:paragraph-properties fo:text-align="start" style:justify-single-word="false"/>
      <style:text-properties officeooo:rsid="003c5b00" officeooo:paragraph-rsid="0039c144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9c14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784f9" officeooo:paragraph-rsid="0039c144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f27d" officeooo:paragraph-rsid="0049f27d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39c144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4ce591" style:font-size-asian="12pt" style:font-weight-asian="normal" style:font-size-complex="12pt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94e6" officeooo:paragraph-rsid="0039c144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ab30" officeooo:paragraph-rsid="0048ab30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c6cb3" officeooo:paragraph-rsid="0039c144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784f9" officeooo:paragraph-rsid="0039c144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49f27d" officeooo:paragraph-rsid="0049f27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a7ce2" officeooo:paragraph-rsid="0039c144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428b82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428b82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39c144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447903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675fc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9f27d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447903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4675fc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447903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49f27d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39c144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3a3baa"/>
    </style:style>
    <style:style style:name="P34" style:family="paragraph" style:parent-style-name="Standard" style:list-style-name="L11">
      <style:paragraph-properties fo:text-align="start" style:justify-single-word="false"/>
      <style:text-properties officeooo:paragraph-rsid="003a3baa"/>
    </style:style>
    <style:style style:name="P35" style:family="paragraph" style:parent-style-name="Standard">
      <style:paragraph-properties fo:text-align="start" style:justify-single-word="false"/>
      <style:text-properties officeooo:paragraph-rsid="003a3baa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4675fc" officeooo:paragraph-rsid="004675fc"/>
    </style:style>
    <style:style style:name="P37" style:family="paragraph" style:parent-style-name="Standard" style:list-style-name="L9">
      <style:paragraph-properties fo:text-align="start" style:justify-single-word="false"/>
      <style:text-properties officeooo:rsid="003784f9" officeooo:paragraph-rsid="0039c144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494e68" officeooo:paragraph-rsid="00494e68"/>
    </style:style>
    <style:style style:name="P39" style:family="paragraph" style:parent-style-name="Standard" style:list-style-name="L9">
      <style:paragraph-properties fo:text-align="start" style:justify-single-word="false"/>
      <style:text-properties officeooo:rsid="003c6cb3" officeooo:paragraph-rsid="0039c144"/>
    </style:style>
    <style:style style:name="P4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c144" officeooo:paragraph-rsid="0034192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c144" officeooo:paragraph-rsid="0039c14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fdf8" officeooo:paragraph-rsid="00341927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35a366" officeooo:paragraph-rsid="00341927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409d90" officeooo:paragraph-rsid="00409d90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0359" style:font-size-asian="12pt" style:font-size-complex="12pt"/>
    </style:style>
    <style:style style:name="T3" style:family="text">
      <style:text-properties fo:font-size="12pt" officeooo:rsid="00341927" style:font-size-asian="12pt" style:font-size-complex="12pt"/>
    </style:style>
    <style:style style:name="T4" style:family="text">
      <style:text-properties fo:font-size="12pt" officeooo:rsid="0039c144" style:font-size-asian="12pt" style:font-size-complex="12pt"/>
    </style:style>
    <style:style style:name="T5" style:family="text">
      <style:text-properties fo:font-size="12pt" officeooo:rsid="00409d90" style:font-size-asian="12pt" style:font-size-complex="12pt"/>
    </style:style>
    <style:style style:name="T6" style:family="text">
      <style:text-properties fo:font-size="12pt" officeooo:rsid="004675fc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5fb47" style:font-weight-asian="bold" style:font-weight-complex="bold"/>
    </style:style>
    <style:style style:name="T11" style:family="text">
      <style:text-properties fo:font-weight="bold" officeooo:rsid="00428b82" style:font-weight-asian="bold" style:font-weight-complex="bold"/>
    </style:style>
    <style:style style:name="T12" style:family="text">
      <style:text-properties fo:font-weight="bold" officeooo:rsid="004ce591" style:font-weight-asian="bold" style:font-weight-complex="bold"/>
    </style:style>
    <style:style style:name="T13" style:family="text">
      <style:text-properties officeooo:rsid="0035fb47"/>
    </style:style>
    <style:style style:name="T14" style:family="text">
      <style:text-properties officeooo:rsid="00361a15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784f9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c5b00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3c6cb3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428b82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47497e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494e68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49f27d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4ce591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c5b00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c6cb3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35fb47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428b82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784f9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47497e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4ce591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DejaVu Sans Condensed" fo:font-size="12pt" fo:font-style="italic" fo:font-weight="normal" officeooo:rsid="003694e6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3a3baa"/>
    </style:style>
    <style:style style:name="T53" style:family="text">
      <style:text-properties style:text-position="super 58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54" style:family="text">
      <style:text-properties style:text-position="super 58%"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55" style:family="text">
      <style:text-properties style:text-position="0% 100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56" style:family="text">
      <style:text-properties officeooo:rsid="004675fc"/>
    </style:style>
    <style:style style:name="T57" style:family="text">
      <style:text-properties officeooo:rsid="004ce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8">4</text:span><text:span text:style-name="T43">0</text:span><text:span text:style-name="T38">1</text:span><text:span text:style-name="T37"> - </text:span><text:span text:style-name="T39">A/</text:span><text:span text:style-name="T40">A</text:span><text:span text:style-name="T41"> - </text:span><text:span text:style-name="T49">Radar and EO use</text:span></text:p>
      <text:p text:style-name="P1"/>
      <text:p text:style-name="P3"><text:span text:style-name="T31">BVR combat and </text:span><text:span text:style-name="T33">R</text:span><text:span text:style-name="T31">adar/</text:span><text:span text:style-name="T33">EO</text:span><text:span text:style-name="T31"> use</text:span></text:p>
      <text:list xml:id="list3111547770" text:style-name="L1">
        <text:list-item>
          <text:p text:style-name="P6">Press <text:span text:style-name="T9">B</text:span><text:span text:style-name="T10">2</text:span> to enter <text:span text:style-name="T13">BVR Master Mode.</text:span></text:p>
        </text:list-item>
        <text:list-item>
          <text:p text:style-name="P22"><text:span text:style-name="T16">Press </text:span><text:span text:style-name="T31">Pinky Switch up</text:span><text:span text:style-name="T16"> to turn on radar, or </text:span><text:span text:style-name="T31">down</text:span><text:span text:style-name="T16"> to turn on EO.</text:span></text:p>
        </text:list-item>
      </text:list>
      <text:list xml:id="list1711155564" text:style-name="L2">
        <text:list-item>
          <text:list>
            <text:list-item>
              <text:p text:style-name="P23"><text:span text:style-name="T23">Top left of HUD shows </text:span><text:span text:style-name="T44">RL</text:span><text:span text:style-name="T23"> when radar is on, </text:span><text:span text:style-name="T44">EO</text:span><text:span text:style-name="T23"> when EO is on</text:span><text:span text:style-name="T26">, or </text:span><text:span text:style-name="T48">EORL</text:span><text:span text:style-name="T26"> when both are on.</text:span></text:p>
            </text:list-item>
          </text:list>
        </text:list-item>
      </text:list>
      <text:p text:style-name="P2">Radar:</text:p>
      <text:list xml:id="list347694320" text:style-name="L3">
        <text:list-item>
          <text:p text:style-name="P24"><text:span text:style-name="T16">When Radar is on, HUD shows top-down radar </text:span><text:span text:style-name="T20">display</text:span><text:span text:style-name="T16"> (left/right is azimuth and up/down is range).</text:span></text:p>
        </text:list-item>
        <text:list-item>
          <text:p text:style-name="P25"><text:span text:style-name="T31">In the HUD</text:span><text:span text:style-name="T16">, </text:span><text:span text:style-name="T31">enemy</text:span><text:span text:style-name="T16"> contacts are </text:span><text:span text:style-name="T24">a </text:span><text:span text:style-name="T45">single line</text:span><text:span text:style-name="T24"> of dots</text:span><text:span text:style-name="T16">, </text:span><text:span text:style-name="T31">friendly</text:span><text:span text:style-name="T16"> contacts are a </text:span><text:span text:style-name="T45">double line</text:span><text:span text:style-name="T24"> of dots</text:span><text:span text:style-name="T16">. <text:s/>The </text:span><text:span text:style-name="T24">number of dots shows the RCS of the contact:</text:span></text:p>
        </text:list-item>
      </text:list>
      <text:list xml:id="list791017906" text:style-name="L4">
        <text:list-item>
          <text:list>
            <text:list-item>
              <text:p text:style-name="P28"><text:span text:style-name="T24">1 dot: &lt;= 2 m</text:span><text:span text:style-name="T53">2</text:span></text:p>
            </text:list-item>
            <text:list-item>
              <text:p text:style-name="P28"><text:span text:style-name="T24">2 dots: 2 m</text:span><text:span text:style-name="T53">2</text:span><text:span text:style-name="T55"> to 30 m</text:span><text:span text:style-name="T53">2</text:span></text:p>
            </text:list-item>
            <text:list-item>
              <text:p text:style-name="P28"><text:span text:style-name="T24">3 dots: 30 m to 60 m</text:span><text:span text:style-name="T53">2</text:span></text:p>
            </text:list-item>
            <text:list-item>
              <text:p text:style-name="P28"><text:span text:style-name="T24">4 dots: &gt; 60 m</text:span><text:span text:style-name="T54">2</text:span></text:p>
            </text:list-item>
          </text:list>
        </text:list-item>
      </text:list>
      <text:list xml:id="list130958056759421" text:continue-list="list347694320" text:style-name="L3">
        <text:list-item>
          <text:p text:style-name="P26"><text:span text:style-name="T16">W</text:span><text:span text:style-name="T21">hen a target is locked</text:span><text:span text:style-name="T25">:</text:span></text:p>
        </text:list-item>
      </text:list>
      <text:list xml:id="list1145410989" text:style-name="L5">
        <text:list-item>
          <text:list>
            <text:list-item>
              <text:p text:style-name="P29"><text:span text:style-name="T25">B</text:span><text:span text:style-name="T21">ottom left of HUD shows </text:span><text:span text:style-name="T35">IFF</text:span><text:span text:style-name="T21">: </text:span><text:span text:style-name="T35">"A" for enemy, "AFR" for friendly</text:span><text:span text:style-name="T21">.</text:span></text:p>
            </text:list-item>
            <text:list-item>
              <text:p text:style-name="P36"><text:span text:style-name="T21">B</text:span><text:span text:style-name="T15">ottom left of HUD shows arrow giving relative target aspect. <text:s/>If arrow is pointing down, target is coming toward you; if arrow is pointing up, target is going away from you.</text:span></text:p>
            </text:list-item>
          </text:list>
        </text:list-item>
      </text:list>
      <text:list xml:id="list130959046255618" text:continue-list="list130958056759421" text:style-name="L3">
        <text:list-item>
          <text:p text:style-name="P25"><text:span text:style-name="T16">Radar </text:span><text:span text:style-name="T24">elevation and azimuth:</text:span></text:p>
        </text:list-item>
      </text:list>
      <text:list xml:id="list1889365042" text:style-name="L6">
        <text:list-item>
          <text:list>
            <text:list-item>
              <text:p text:style-name="P30"><text:span text:style-name="T24">Left/right scan</text:span><text:span text:style-name="T16"> can be s</text:span><text:span text:style-name="T24">et</text:span><text:span text:style-name="T16"> with </text:span><text:span text:style-name="T31">Middle Finger Hat left/right</text:span><text:span text:style-name="T16">. <text:s/></text:span><text:span text:style-name="T24">Left/right scan is shown with horizontal line at bottom of HUD.</text:span></text:p>
            </text:list-item>
            <text:list-item>
              <text:p text:style-name="P30"><text:span text:style-name="T24">Elevation is set indirectly. <text:s/>First set the target's range with </text:span><text:span text:style-name="T45">Middle Finger Hat shift-up/down</text:span><text:span text:style-name="T24">. <text:s/>Range is shown at bottom center of HUD. <text:s/>Then set target's relative altitude in thousands of meters with </text:span><text:span text:style-name="T45">Middle Finger Hat up/down</text:span><text:span text:style-name="T24">. <text:s/>Elevation is shown o</text:span><text:span text:style-name="T17">n </text:span><text:span text:style-name="T25">right</text:span><text:span text:style-name="T17"> side of HUD, along with two marks showing your </text:span><text:span text:style-name="T23">HUD FOV</text:span><text:span text:style-name="T17">.</text:span></text:p>
            </text:list-item>
          </text:list>
        </text:list-item>
      </text:list>
      <text:list xml:id="list130959403008324" text:continue-list="list130959046255618" text:style-name="L3">
        <text:list-item>
          <text:p text:style-name="P8">Vertical lines of repeating contacts are jamming you.</text:p>
        </text:list-item>
      </text:list>
      <text:list xml:id="list1151041558" text:style-name="L7">
        <text:list-item>
          <text:list>
            <text:list-item>
              <text:p text:style-name="P9">You can lock a jamming spike and fire an R-27 in HOJ mode. <text:s/>Range will be unknown, so fire only when you think you're close enough.</text:p>
            </text:list-item>
          </text:list>
        </text:list-item>
      </text:list>
      <text:list xml:id="list130958998439478" text:continue-list="list130959403008324" text:style-name="L3">
        <text:list-item>
          <text:p text:style-name="P10">Change <text:span text:style-name="T9">radar range</text:span> with <text:span text:style-name="T9">Top Hat Ring forward/back</text:span>. <text:s/>Display range is shown in upper left of HUD at the top of the range bar: 5, 10, 25, 50, 100, 200, 500 km</text:p>
        </text:list-item>
        <text:list-item>
          <text:p text:style-name="P19">TWS Mode</text:p>
          <text:list>
            <text:list-item>
              <text:p text:style-name="P24"><text:span text:style-name="T29">Cycle TWS</text:span><text:span text:style-name="T17"> mode with </text:span><text:span text:style-name="T46">Middle Finger Hat press</text:span><text:span text:style-name="T17">.</text:span></text:p>
            </text:list-item>
            <text:list-item>
              <text:p text:style-name="P24"><text:span text:style-name="T17">To </text:span><text:span text:style-name="T27">"bug" a target,</text:span><text:span text:style-name="T17"> just move the designator over the target</text:span><text:span text:style-name="T27">, it will automatically lock if it's closer than 85% of the current selected weapon's </text:span><text:span text:style-name="T28">absolute max </text:span><text:span text:style-name="T27">range</text:span><text:span text:style-name="T28"> (longer than RMAX)</text:span><text:span text:style-name="T17">.</text:span></text:p>
            </text:list-item>
            <text:list-item>
              <text:p text:style-name="P38"><text:span text:style-name="T15">When target is just about to reach</text:span><text:span text:style-name="T28"> RMAX, radar will automatically enter STT mode on the target.</text:span></text:p>
            </text:list-item>
          </text:list>
        </text:list-item>
      </text:list>
      <text:list xml:id="list2268678119" text:style-name="L8">
        <text:list-item>
          <text:list>
            <text:list-item>
              <text:list>
                <text:list-item>
                  <text:p text:style-name="P31"><text:span text:style-name="T27">You can also </text:span><text:span text:style-name="T28">force a STT </text:span><text:span text:style-name="T27">lock manually with TDC press.</text:span></text:p>
                </text:list-item>
              </text:list>
            </text:list-item>
          </text:list>
        </text:list-item>
      </text:list>
      <text:list xml:id="list130957900795638" text:continue-list="list130958998439478" text:style-name="L3">
        <text:list-item>
          <text:p text:style-name="P20">TWS2 Mode (MiG-29S only, only useful for R-77/AA-12 Fox-3 missiles)</text:p>
          <text:list>
            <text:list-item>
              <text:p text:style-name="P27"><text:span text:style-name="T28">Cycle to </text:span><text:span text:style-name="T17">TWS</text:span><text:span text:style-name="T28">2</text:span><text:span text:style-name="T17"> mode with </text:span><text:span text:style-name="T46">Middle Finger Hat press</text:span><text:span text:style-name="T28"> (SCN/TWS/TWS2)</text:span><text:span text:style-name="T17">.</text:span></text:p>
            </text:list-item>
            <text:list-item>
              <text:p text:style-name="P11">"Bug" the first target following the steps above for TWS mode. <text:s/>The second target will be designated automatically and indicated with a crosshairs on the radar target.</text:p>
            </text:list-item>
            <text:list-item>
              <text:p text:style-name="P11">When the first target gets within RMAX, it will be locked and shown with a circle on the HUD. <text:s/>The second target will be shown with a small diamond.</text:p>
            </text:list-item>
            <text:list-item>
              <text:p text:style-name="P11">Bottom of HUD will show <text:span text:style-name="T9">T1 LA</text:span>, <text:span text:style-name="T9">LA T2</text:span>, or <text:span text:style-name="T9">T1 LA T2</text:span> when the respective targets are close enough to launch on.</text:p>
            </text:list-item>
            <text:list-item>
              <text:p text:style-name="P11">When you have <text:span text:style-name="T9">T1 LA T2</text:span> launch authorization, press and hold <text:span text:style-name="T9">trigger</text:span> and both missiles will fire, one on each target.</text:p>
            </text:list-item>
          </text:list>
        </text:list-item>
        <text:list-item>
          <text:p text:style-name="P21">PRF</text:p>
          <text:list>
            <text:list-item>
              <text:p text:style-name="P13">PRF is shown in the top left of the HUD, either <text:span text:style-name="T57">ILV </text:span>(interleaved)<text:span text:style-name="T57">, HI, or </text:span>MED.</text:p>
            </text:list-item>
            <text:list-item>
              <text:p text:style-name="P12">Change PRF with <text:span text:style-name="T9">Middle Finger Hat</text:span><text:span text:style-name="T11"> </text:span><text:span text:style-name="T12">shift-</text:span><text:span text:style-name="T9">press</text:span>.</text:p>
            </text:list-item>
            <text:list-item>
              <text:p text:style-name="P12">Use <text:span text:style-name="T9">MED</text:span> for targets going away from you or at closer range (&lt;45 km).</text:p>
            </text:list-item>
            <text:list-item>
              <text:p text:style-name="P15">Use <text:span text:style-name="T9">HI</text:span> for targets coming toward you or at longer range (&gt;45 km).</text:p>
            </text:list-item>
            <text:list-item>
              <text:p text:style-name="P16">ILV has 25% less range.</text:p>
            </text:list-item>
          </text:list>
        </text:list-item>
      </text:list>
      <text:p text:style-name="P5"><text:span text:style-name="T51">E</text:span><text:span text:style-name="T50">O:</text:span></text:p>
      <text:list xml:id="list1468644405" text:style-name="L9">
        <text:list-item>
          <text:p text:style-name="P32"><text:span text:style-name="T16">When </text:span><text:span text:style-name="T21">EO</text:span><text:span text:style-name="T16"> is on, HUD shows </text:span><text:span text:style-name="T21">longitudinal/boresight</text:span><text:span text:style-name="T16"> </text:span><text:span text:style-name="T21">EO</text:span><text:span text:style-name="T16"> </text:span><text:span text:style-name="T20">display</text:span><text:span text:style-name="T16"> (left/right is azimuth and up/down is </text:span><text:span text:style-name="T21">elevation</text:span><text:span text:style-name="T16">).</text:span></text:p>
        </text:list-item>
        <text:list-item>
          <text:p text:style-name="P37"><text:span text:style-name="T31">W</text:span><text:span text:style-name="T30">ARNING</text:span><text:span text:style-name="T15"> EO system does not do IFF, all contacts look the same so </text:span><text:span text:style-name="T30">verify your target</text:span><text:span text:style-name="T15">.</text:span></text:p>
        </text:list-item>
        <text:list-item>
          <text:p text:style-name="P32"><text:span text:style-name="T16">In the HUD, </text:span><text:span text:style-name="T46">all</text:span><text:span text:style-name="T16"> contacts are a</text:span><text:span text:style-name="T25"> </text:span><text:span text:style-name="T47">single line</text:span><text:span text:style-name="T25"> of dots</text:span><text:span text:style-name="T16">. <text:s/>The </text:span><text:span text:style-name="T25">number of dots </text:span><text:span text:style-name="T16">is the relative </text:span><text:span text:style-name="T25">IR </text:span><text:span text:style-name="T17">strength</text:span><text:span text:style-name="T16"> of the contact.</text:span><text:span text:style-name="T25"> <text:s/>More dots = closer or hotter/rear aspect, less dots = farther or cooler/front aspect</text:span></text:p>
        </text:list-item>
        <text:list-item>
          <text:p text:style-name="P39"><text:span text:style-name="T16">I</text:span><text:span text:style-name="T15">f you fire a radar missile on an EO target, the radar will turn on automatically.</text:span></text:p>
        </text:list-item>
        <text:list-item>
          <text:p text:style-name="P17">You can IFF your EO target by flashing your radar (<text:span text:style-name="T9">Pinky Switch up</text:span>) when the EO target is locked. <text:s/>If the bottom left of the HUD shows <text:span text:style-name="T9">AFR</text:span> when the radar is on, the target is friendly. <text:s/>If it stays showing <text:span text:style-name="T9">A</text:span>, the target is enemy.</text:p>
        </text:list-item>
      </text:list>
      <text:p text:style-name="P7"/>
      <text:p text:style-name="P35"><text:span text:style-name="T31">WVR combat </text:span><text:span text:style-name="T34">and </text:span><text:span text:style-name="T36">CAC (dogfight) modes</text:span></text:p>
      <text:list xml:id="list3814299431" text:style-name="L10">
        <text:list-item>
          <text:p text:style-name="P33"><text:span text:style-name="T25">Use</text:span><text:span text:style-name="T16"> </text:span><text:span text:style-name="T47">Dish</text:span><text:span text:style-name="T32"> Hat</text:span><text:span text:style-name="T18"> for </text:span><text:span text:style-name="T22">CAC (</text:span><text:span text:style-name="T18">dogfight</text:span><text:span text:style-name="T22">)</text:span><text:span text:style-name="T18"> modes:</text:span></text:p>
        </text:list-item>
      </text:list>
      <text:list xml:id="list145537426" text:style-name="L11">
        <text:list-item>
          <text:list>
            <text:list-item>
              <text:p text:style-name="P34"><text:span text:style-name="T25">U</text:span><text:span text:style-name="T18">: </text:span><text:span text:style-name="T19">Boresight scan</text:span></text:p>
            </text:list-item>
            <text:list-item>
              <text:p text:style-name="P14"><text:span text:style-name="T56">D</text:span>: Vertical scan</text:p>
            </text:list-item>
            <text:list-item>
              <text:p text:style-name="P14">P: HMD sight</text:p>
            </text:list-item>
          </text:list>
        </text:list-item>
      </text:list>
      <text:list xml:id="list130959122909494" text:continue-list="list3814299431" text:style-name="L10">
        <text:list-item>
          <text:p text:style-name="P18"><text:span text:style-name="T14">W</text:span>hen using <text:span text:style-name="T52">any CAC (dogfight) mode, you must </text:span>press <text:span text:style-name="T9">TDC press</text:span> to lock.</text:p>
        </text:list-item>
        <text:list-item>
          <text:p text:style-name="P18">Press <text:span text:style-name="T9">Trigger</text:span> to fi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7T13:09:57.454000000</dc:date>
    <meta:editing-duration>P1DT3H34M23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778" meta:character-count="3958" meta:non-whitespace-character-count="3262"/>
  </office:meta>
</office:document-meta>
</file>